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F000001C2F8B4973BB8E9FBB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21" style:family="table">
      <style:table-properties style:width="6.925in" table:align="margins"/>
    </style:style>
    <style:style style:name="Table121.A" style:family="table-column">
      <style:table-column-properties style:column-width="6.925in" style:rel-column-width="65535*"/>
    </style:style>
    <style:style style:name="Table121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6.925in" style:rel-column-width="65535*"/>
    </style:style>
    <style:style style:name="Table90.A1" style:family="table-cell">
      <style:table-cell-properties fo:padding="0.0382in" fo:border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6.925in" style:rel-column-width="65535*"/>
    </style:style>
    <style:style style:name="Table44.A1" style:family="table-cell">
      <style:table-cell-properties fo:padding="0.0382in" fo:border="0.05pt solid #000000"/>
    </style:style>
    <style:style style:name="Table119" style:family="table">
      <style:table-properties style:width="6.925in" table:align="margins"/>
    </style:style>
    <style:style style:name="Table119.A" style:family="table-column">
      <style:table-column-properties style:column-width="6.925in" style:rel-column-width="65535*"/>
    </style:style>
    <style:style style:name="Table119.A1" style:family="table-cell">
      <style:table-cell-properties fo:padding="0.0382in" fo:border="0.05pt solid #000000"/>
    </style:style>
    <style:style style:name="Table120" style:family="table">
      <style:table-properties style:width="6.925in" table:align="margins"/>
    </style:style>
    <style:style style:name="Table120.A" style:family="table-column">
      <style:table-column-properties style:column-width="6.925in" style:rel-column-width="65535*"/>
    </style:style>
    <style:style style:name="Table120.A1" style:family="table-cell">
      <style:table-cell-properties fo:padding="0.0382in" fo:border="0.05pt solid #000000"/>
    </style:style>
    <style:style style:name="Table87" style:family="table">
      <style:table-properties style:width="6.925in" table:align="margins"/>
    </style:style>
    <style:style style:name="Table87.A" style:family="table-column">
      <style:table-column-properties style:column-width="6.925in" style:rel-column-width="65535*"/>
    </style:style>
    <style:style style:name="Table87.A1" style:family="table-cell">
      <style:table-cell-properties fo:padding="0.0382in" fo:border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6.925in" style:rel-column-width="65535*"/>
    </style:style>
    <style:style style:name="Table78.A1" style:family="table-cell">
      <style:table-cell-properties fo:padding="0.0382in" fo:border="0.0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6.925in" style:rel-column-width="65535*"/>
    </style:style>
    <style:style style:name="Table79.A1" style:family="table-cell">
      <style:table-cell-properties fo:padding="0.0382in" fo:border="0.05pt solid #000000"/>
    </style:style>
    <style:style style:name="Table116" style:family="table">
      <style:table-properties style:width="6.925in" table:align="margins"/>
    </style:style>
    <style:style style:name="Table116.A" style:family="table-column">
      <style:table-column-properties style:column-width="6.925in" style:rel-column-width="65535*"/>
    </style:style>
    <style:style style:name="Table116.A1" style:family="table-cell">
      <style:table-cell-properties fo:padding="0.0382in" fo:border="0.05pt solid #000000"/>
    </style:style>
    <style:style style:name="Table117" style:family="table">
      <style:table-properties style:width="6.925in" table:align="margins"/>
    </style:style>
    <style:style style:name="Table117.A" style:family="table-column">
      <style:table-column-properties style:column-width="6.925in" style:rel-column-width="65535*"/>
    </style:style>
    <style:style style:name="Table117.A1" style:family="table-cell">
      <style:table-cell-properties fo:padding="0.0382in" fo:border="0.05pt solid #000000"/>
    </style:style>
    <style:style style:name="Table118" style:family="table">
      <style:table-properties style:width="6.925in" table:align="margins"/>
    </style:style>
    <style:style style:name="Table118.A" style:family="table-column">
      <style:table-column-properties style:column-width="6.925in" style:rel-column-width="65535*"/>
    </style:style>
    <style:style style:name="Table118.A1" style:family="table-cell">
      <style:table-cell-properties fo:padding="0.0382in" fo:border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6.925in" style:rel-column-width="65535*"/>
    </style:style>
    <style:style style:name="Table37.A1" style:family="table-cell">
      <style:table-cell-properties fo:padding="0.0382in" fo:border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6.925in" style:rel-column-width="65535*"/>
    </style:style>
    <style:style style:name="Table38.A1" style:family="table-cell">
      <style:table-cell-properties fo:padding="0.0382in" fo:border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6.925in" style:rel-column-width="65535*"/>
    </style:style>
    <style:style style:name="Table60.A1" style:family="table-cell">
      <style:table-cell-properties fo:padding="0.0382in" fo:border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6.925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6.925in" style:rel-column-width="65535*"/>
    </style:style>
    <style:style style:name="Table40.A1" style:family="table-cell">
      <style:table-cell-properties fo:padding="0.0382in" fo:border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6.925in" style:rel-column-width="65535*"/>
    </style:style>
    <style:style style:name="Table41.A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rsid="000b7895" officeooo:paragraph-rsid="000b7895"/>
    </style:style>
    <style:style style:name="P2" style:family="paragraph" style:parent-style-name="Text_20_body">
      <style:text-properties fo:font-variant="normal" fo:text-transform="none" fo:color="#000000" style:font-name="Liberation Serif" fo:font-size="12pt" fo:letter-spacing="normal" fo:font-style="italic" fo:font-weight="normal" officeooo:rsid="003c5bc7" officeooo:paragraph-rsid="003c5bc7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Text_20_body">
      <style:text-properties fo:font-variant="normal" fo:text-transform="none" fo:color="#000000" style:font-name="Liberation Serif" fo:font-size="12pt" fo:letter-spacing="normal" fo:font-style="italic" fo:font-weight="normal" officeooo:rsid="000b7895" officeooo:paragraph-rsid="000b7895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c5bc7" officeooo:paragraph-rsid="003c5bc7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892d3" officeooo:paragraph-rsid="003dca8f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dca8f" officeooo:paragraph-rsid="003dca8f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aa2f3" officeooo:paragraph-rsid="003aa2f3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92c83e" officeooo:paragraph-rsid="0092c83e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c408a3" officeooo:paragraph-rsid="00c408a3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41839e" officeooo:paragraph-rsid="0041839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officeooo:paragraph-rsid="000b7895"/>
    </style:style>
    <style:style style:name="P12" style:family="paragraph" style:parent-style-name="Text_20_body">
      <style:text-properties officeooo:paragraph-rsid="0011c299"/>
    </style:style>
    <style:style style:name="P13" style:family="paragraph" style:parent-style-name="Text_20_body">
      <style:text-properties officeooo:rsid="0011c299" officeooo:paragraph-rsid="0011c299"/>
    </style:style>
    <style:style style:name="P14" style:family="paragraph" style:parent-style-name="Text_20_body">
      <style:text-properties officeooo:rsid="002d2a5d" officeooo:paragraph-rsid="002d2a5d"/>
    </style:style>
    <style:style style:name="P15" style:family="paragraph" style:parent-style-name="Text_20_body">
      <style:text-properties officeooo:rsid="003892d3" officeooo:paragraph-rsid="003dca8f"/>
    </style:style>
    <style:style style:name="P16" style:family="paragraph" style:parent-style-name="Text_20_body">
      <style:text-properties officeooo:rsid="003dca8f" officeooo:paragraph-rsid="003dca8f"/>
    </style:style>
    <style:style style:name="P17" style:family="paragraph" style:parent-style-name="Text_20_body">
      <style:text-properties style:font-name="Liberation Serif" fo:font-size="12pt" officeooo:rsid="000b7895" officeooo:paragraph-rsid="000b7895" style:font-size-asian="12pt" style:font-size-complex="12pt"/>
    </style:style>
    <style:style style:name="P18" style:family="paragraph" style:parent-style-name="Text_20_body">
      <style:text-properties style:font-name="Liberation Serif" fo:font-size="12pt" officeooo:rsid="000b7895" officeooo:paragraph-rsid="0015e3f0" style:font-size-asian="12pt" style:font-size-complex="12pt"/>
    </style:style>
    <style:style style:name="P19" style:family="paragraph" style:parent-style-name="Text_20_body">
      <style:text-properties style:font-name="Liberation Serif" fo:font-size="12pt" officeooo:rsid="00a67718" officeooo:paragraph-rsid="00a67718" style:font-size-asian="12pt" style:font-size-complex="12pt"/>
    </style:style>
    <style:style style:name="P20" style:family="paragraph" style:parent-style-name="Text_20_body">
      <style:text-properties officeooo:rsid="0043c693" officeooo:paragraph-rsid="0043c693"/>
    </style:style>
    <style:style style:name="P21" style:family="paragraph" style:parent-style-name="Text_20_body">
      <style:text-properties officeooo:rsid="004a8ddf" officeooo:paragraph-rsid="004a8ddf"/>
    </style:style>
    <style:style style:name="P22" style:family="paragraph" style:parent-style-name="Text_20_body">
      <style:text-properties officeooo:rsid="0096dc84" officeooo:paragraph-rsid="0096dc84"/>
    </style:style>
    <style:style style:name="P23" style:family="paragraph" style:parent-style-name="Text_20_body">
      <style:text-properties officeooo:rsid="00aa181f" officeooo:paragraph-rsid="00aa181f"/>
    </style:style>
    <style:style style:name="P24" style:family="paragraph" style:parent-style-name="Text_20_body">
      <style:text-properties officeooo:rsid="00c30183" officeooo:paragraph-rsid="00c30183"/>
    </style:style>
    <style:style style:name="P25" style:family="paragraph" style:parent-style-name="Text_20_body">
      <style:text-properties officeooo:rsid="00e6164c" officeooo:paragraph-rsid="00e6164c"/>
    </style:style>
    <style:style style:name="P26" style:family="paragraph" style:parent-style-name="Text_20_body">
      <style:text-properties officeooo:rsid="00158961" officeooo:paragraph-rsid="0065f9b2"/>
    </style:style>
    <style:style style:name="P27" style:family="paragraph" style:parent-style-name="Text_20_body">
      <style:text-properties officeooo:rsid="00efb10b" officeooo:paragraph-rsid="00efb10b"/>
    </style:style>
    <style:style style:name="P28" style:family="paragraph" style:parent-style-name="Text_20_body">
      <style:text-properties officeooo:rsid="00f0136d" officeooo:paragraph-rsid="00f0136d"/>
    </style:style>
    <style:style style:name="P29" style:family="paragraph" style:parent-style-name="Text_20_body">
      <style:text-properties officeooo:rsid="00f01de9" officeooo:paragraph-rsid="00f01de9"/>
    </style:style>
    <style:style style:name="P30" style:family="paragraph" style:parent-style-name="Text_20_body">
      <style:text-properties officeooo:rsid="00f481c3" officeooo:paragraph-rsid="00f481c3"/>
    </style:style>
    <style:style style:name="P31" style:family="paragraph" style:parent-style-name="Text_20_body">
      <style:text-properties officeooo:rsid="00d3ae87" officeooo:paragraph-rsid="00d3ae87"/>
    </style:style>
    <style:style style:name="P32" style:family="paragraph" style:parent-style-name="Text_20_body">
      <style:text-properties officeooo:rsid="00f66eda" officeooo:paragraph-rsid="00f66eda"/>
    </style:style>
    <style:style style:name="P33" style:family="paragraph" style:parent-style-name="Title">
      <style:text-properties officeooo:rsid="000b7895" officeooo:paragraph-rsid="000b7895"/>
    </style:style>
    <style:style style:name="P34" style:family="paragraph" style:parent-style-name="Table_20_Contents">
      <style:text-properties officeooo:rsid="004a8ddf"/>
    </style:style>
    <style:style style:name="P35" style:family="paragraph" style:parent-style-name="Table_20_Contents">
      <style:text-properties style:font-name="Liberation Serif" fo:font-size="12pt" style:font-size-asian="12pt" style:font-size-complex="12pt"/>
    </style:style>
    <style:style style:name="P36" style:family="paragraph" style:parent-style-name="Table_20_Contents">
      <style:text-properties officeooo:rsid="00f0136d" officeooo:paragraph-rsid="00f0136d"/>
    </style:style>
    <style:style style:name="P37" style:family="paragraph" style:parent-style-name="Table_20_Contents">
      <style:text-properties officeooo:rsid="00f66eda" officeooo:paragraph-rsid="00f66eda"/>
    </style:style>
    <style:style style:name="P38" style:family="paragraph" style:parent-style-name="Text_20_body" style:list-style-name="L1">
      <style:text-properties officeooo:rsid="00e6164c" officeooo:paragraph-rsid="00e6164c"/>
    </style:style>
    <style:style style:name="P39" style:family="paragraph" style:parent-style-name="Text_20_body" style:list-style-name="L1">
      <style:text-properties officeooo:rsid="00fbebad" officeooo:paragraph-rsid="00fbebad"/>
    </style:style>
    <style:style style:name="P40" style:family="paragraph" style:parent-style-name="Text_20_body" style:list-style-name="L2">
      <style:text-properties officeooo:rsid="00132f0c" officeooo:paragraph-rsid="00132f0c"/>
    </style:style>
    <style:style style:name="P41" style:family="paragraph" style:parent-style-name="Text_20_body" style:list-style-name="L2">
      <style:text-properties officeooo:rsid="0043d94a" officeooo:paragraph-rsid="0043d94a"/>
    </style:style>
    <style:style style:name="P42" style:family="paragraph" style:parent-style-name="Text_20_body" style:list-style-name="L2">
      <style:text-properties fo:font-variant="normal" fo:text-transform="none" fo:color="#333333" fo:letter-spacing="normal" officeooo:rsid="00b52f72" officeooo:paragraph-rsid="00b52f72"/>
    </style:style>
    <style:style style:name="P43" style:family="paragraph" style:parent-style-name="Text_20_body" style:list-style-name="L2">
      <style:text-properties fo:font-variant="normal" fo:text-transform="none" fo:color="#333333" style:font-name="Liberation Serif" fo:font-size="12pt" fo:letter-spacing="normal" fo:font-style="normal" fo:font-weight="normal" officeooo:rsid="00b52f72" officeooo:paragraph-rsid="00b52f72" style:font-size-asian="12pt" style:font-size-complex="12pt"/>
    </style:style>
    <style:style style:name="P44" style:family="paragraph" style:parent-style-name="Text_20_body" style:list-style-name="L2">
      <style:text-properties fo:font-variant="normal" fo:text-transform="none" fo:color="#4078c0" style:text-line-through-style="none" style:text-line-through-type="none" style:font-name="Helvetica Neue" fo:font-size="12pt" fo:letter-spacing="normal" fo:font-style="normal" style:text-underline-style="none" fo:font-weight="normal" officeooo:rsid="0043d94a" officeooo:paragraph-rsid="0043d94a" style:text-blinking="false"/>
    </style:style>
    <style:style style:name="P45" style:family="paragraph" style:parent-style-name="Text_20_body" style:list-style-name="L3">
      <style:text-properties officeooo:rsid="0011c299" officeooo:paragraph-rsid="0011c299"/>
    </style:style>
    <style:style style:name="P46" style:family="paragraph" style:parent-style-name="Text_20_body">
      <style:text-properties fo:font-weight="normal" officeooo:rsid="005f379e" officeooo:paragraph-rsid="010df24e" style:font-weight-asian="normal" style:font-weight-complex="normal"/>
    </style:style>
    <style:style style:name="P47" style:family="paragraph" style:parent-style-name="Text_20_body">
      <style:text-properties fo:font-weight="normal" officeooo:rsid="004574fe" officeooo:paragraph-rsid="010df24e" style:font-weight-asian="normal" style:font-weight-complex="normal"/>
    </style:style>
    <style:style style:name="P48" style:family="paragraph" style:parent-style-name="Text_20_body">
      <style:text-properties fo:font-weight="normal" officeooo:rsid="0047e7fd" officeooo:paragraph-rsid="010df24e" style:font-weight-asian="normal" style:font-weight-complex="normal"/>
    </style:style>
    <style:style style:name="P49" style:family="paragraph" style:parent-style-name="Text_20_body">
      <style:text-properties fo:font-weight="normal" officeooo:rsid="007d7c2a" officeooo:paragraph-rsid="010df24e" style:font-weight-asian="normal" style:font-weight-complex="normal"/>
    </style:style>
    <style:style style:name="P50" style:family="paragraph" style:parent-style-name="Text_20_body">
      <style:text-properties fo:font-weight="normal" officeooo:rsid="01171b33" officeooo:paragraph-rsid="01171b33" style:font-weight-asian="normal" style:font-weight-complex="normal"/>
    </style:style>
    <style:style style:name="P51" style:family="paragraph" style:parent-style-name="Text_20_body">
      <style:text-properties fo:font-weight="normal" officeooo:rsid="01205214" officeooo:paragraph-rsid="01205214" style:font-weight-asian="normal" style:font-weight-complex="normal"/>
    </style:style>
    <style:style style:name="P52" style:family="paragraph" style:parent-style-name="Text_20_body" style:list-style-name="L2">
      <style:text-properties fo:color="#000000" style:font-name="Liberation Serif" officeooo:rsid="00132f0c" officeooo:paragraph-rsid="00132f0c"/>
    </style:style>
    <style:style style:name="P53" style:family="paragraph" style:parent-style-name="Text_20_body">
      <style:text-properties officeooo:rsid="0043c693" officeooo:paragraph-rsid="0043c693"/>
    </style:style>
    <style:style style:name="P54" style:family="paragraph" style:parent-style-name="Text_20_body">
      <style:text-properties officeooo:rsid="00efb10b" officeooo:paragraph-rsid="00efb10b"/>
    </style:style>
    <style:style style:name="P55" style:family="paragraph" style:parent-style-name="Text_20_body">
      <style:text-properties officeooo:rsid="01058ed3" officeooo:paragraph-rsid="01058ed3"/>
    </style:style>
    <style:style style:name="P56" style:family="paragraph" style:parent-style-name="Text_20_body">
      <style:text-properties officeooo:rsid="01058ed3" officeooo:paragraph-rsid="0107e28a"/>
    </style:style>
    <style:style style:name="P57" style:family="paragraph" style:parent-style-name="Text_20_body">
      <style:text-properties officeooo:rsid="00bee800" officeooo:paragraph-rsid="010705ab"/>
    </style:style>
    <style:style style:name="P58" style:family="paragraph" style:parent-style-name="Text_20_body">
      <style:text-properties officeooo:rsid="00b2402e" officeooo:paragraph-rsid="01093483"/>
    </style:style>
    <style:style style:name="P59" style:family="paragraph" style:parent-style-name="Text_20_body">
      <style:text-properties officeooo:rsid="00eccd4f" officeooo:paragraph-rsid="010b02ee"/>
    </style:style>
    <style:style style:name="P60" style:family="paragraph" style:parent-style-name="Text_20_body">
      <style:text-properties officeooo:rsid="00ec4c35" officeooo:paragraph-rsid="010b02ee"/>
    </style:style>
    <style:style style:name="P61" style:family="paragraph" style:parent-style-name="Text_20_body">
      <style:text-properties officeooo:paragraph-rsid="010b02ee"/>
    </style:style>
    <style:style style:name="P62" style:family="paragraph" style:parent-style-name="Text_20_body">
      <style:text-properties officeooo:rsid="004e4358" officeooo:paragraph-rsid="010df24e"/>
    </style:style>
    <style:style style:name="P63" style:family="paragraph" style:parent-style-name="Text_20_body">
      <style:text-properties officeooo:rsid="004574fe" officeooo:paragraph-rsid="010df24e"/>
    </style:style>
    <style:style style:name="P64" style:family="paragraph" style:parent-style-name="Text_20_body">
      <style:text-properties officeooo:rsid="004a37ab" officeooo:paragraph-rsid="010df24e"/>
    </style:style>
    <style:style style:name="P65" style:family="paragraph" style:parent-style-name="Text_20_body">
      <style:text-properties officeooo:rsid="007e01fd" officeooo:paragraph-rsid="010df24e"/>
    </style:style>
    <style:style style:name="P66" style:family="paragraph" style:parent-style-name="Text_20_body">
      <style:text-properties officeooo:rsid="005f6194" officeooo:paragraph-rsid="010df24e"/>
    </style:style>
    <style:style style:name="P67" style:family="paragraph" style:parent-style-name="Text_20_body">
      <style:text-properties officeooo:rsid="007d7c2a" officeooo:paragraph-rsid="010df24e"/>
    </style:style>
    <style:style style:name="P68" style:family="paragraph" style:parent-style-name="Text_20_body">
      <style:text-properties officeooo:rsid="010f6154" officeooo:paragraph-rsid="010f6154"/>
    </style:style>
    <style:style style:name="P69" style:family="paragraph" style:parent-style-name="Heading_20_1" style:list-style-name="">
      <style:text-properties officeooo:paragraph-rsid="00274e77"/>
    </style:style>
    <style:style style:name="P70" style:family="paragraph" style:parent-style-name="Heading_20_1" style:list-style-name="">
      <style:text-properties officeooo:rsid="0043c693" officeooo:paragraph-rsid="0043c693"/>
    </style:style>
    <style:style style:name="P71" style:family="paragraph" style:parent-style-name="Heading_20_1" style:list-style-name="">
      <style:text-properties officeooo:rsid="0011c299" officeooo:paragraph-rsid="0011c299"/>
    </style:style>
    <style:style style:name="P72" style:family="paragraph" style:parent-style-name="Heading_20_1">
      <style:text-properties officeooo:rsid="0011c299" officeooo:paragraph-rsid="0011c299"/>
    </style:style>
    <style:style style:name="P73" style:family="paragraph" style:parent-style-name="Heading_20_1">
      <style:text-properties officeooo:rsid="000b7895" officeooo:paragraph-rsid="000b7895"/>
    </style:style>
    <style:style style:name="P74" style:family="paragraph" style:parent-style-name="Heading_20_1" style:list-style-name="">
      <style:text-properties officeooo:rsid="00c30183" officeooo:paragraph-rsid="00c30183"/>
    </style:style>
    <style:style style:name="P75" style:family="paragraph" style:parent-style-name="Heading_20_1" style:list-style-name="">
      <style:text-properties fo:font-weight="normal" officeooo:rsid="00ac6ed5" officeooo:paragraph-rsid="0036e120" style:font-weight-asian="normal" style:font-weight-complex="normal"/>
    </style:style>
    <style:style style:name="P76" style:family="paragraph" style:parent-style-name="Heading_20_1">
      <style:paragraph-properties fo:break-before="page"/>
      <style:text-properties officeooo:rsid="0043c693" officeooo:paragraph-rsid="0043c693"/>
    </style:style>
    <style:style style:name="P77" style:family="paragraph" style:parent-style-name="Heading_20_1">
      <style:paragraph-properties fo:break-before="page"/>
      <style:text-properties officeooo:rsid="0011c299" officeooo:paragraph-rsid="0011c299"/>
    </style:style>
    <style:style style:name="P78" style:family="paragraph" style:parent-style-name="Heading_20_1">
      <style:paragraph-properties fo:break-before="page"/>
      <style:text-properties officeooo:rsid="00134fd0" officeooo:paragraph-rsid="00134fd0"/>
    </style:style>
    <style:style style:name="P79" style:family="paragraph" style:parent-style-name="Heading_20_3">
      <style:text-properties officeooo:rsid="003dca8f" officeooo:paragraph-rsid="003dca8f"/>
    </style:style>
    <style:style style:name="P80" style:family="paragraph" style:parent-style-name="Heading_20_3">
      <style:text-properties officeooo:rsid="004a8ddf" officeooo:paragraph-rsid="004a8ddf"/>
    </style:style>
    <style:style style:name="P81" style:family="paragraph" style:parent-style-name="Heading_20_3">
      <style:text-properties officeooo:rsid="006f052a" officeooo:paragraph-rsid="003def71"/>
    </style:style>
    <style:style style:name="P82" style:family="paragraph" style:parent-style-name="Heading_20_3">
      <style:text-properties officeooo:rsid="002ec711" officeooo:paragraph-rsid="00274e77"/>
    </style:style>
    <style:style style:name="P83" style:family="paragraph" style:parent-style-name="Heading_20_3">
      <style:text-properties officeooo:rsid="004574fe" officeooo:paragraph-rsid="010df24e"/>
    </style:style>
    <style:style style:name="P84" style:family="paragraph" style:parent-style-name="Heading_20_3">
      <style:text-properties fo:font-weight="normal" officeooo:rsid="004574fe" officeooo:paragraph-rsid="010df24e" style:font-weight-asian="normal" style:font-weight-complex="normal"/>
    </style:style>
    <style:style style:name="P85" style:family="paragraph" style:parent-style-name="Heading_20_3">
      <style:text-properties fo:font-weight="normal" officeooo:rsid="0047e7fd" officeooo:paragraph-rsid="010df24e" style:font-weight-asian="normal" style:font-weight-complex="normal"/>
    </style:style>
    <style:style style:name="P86" style:family="paragraph" style:parent-style-name="Heading_20_3">
      <style:text-properties officeooo:rsid="007d7c2a" officeooo:paragraph-rsid="010df24e"/>
    </style:style>
    <style:style style:name="P87" style:family="paragraph" style:parent-style-name="Heading_20_3">
      <style:text-properties officeooo:rsid="00efb10b" officeooo:paragraph-rsid="00efb10b"/>
    </style:style>
    <style:style style:name="P88" style:family="paragraph" style:parent-style-name="Heading_20_3">
      <style:text-properties officeooo:rsid="00b2402e" officeooo:paragraph-rsid="01093483"/>
    </style:style>
    <style:style style:name="P89" style:family="paragraph" style:parent-style-name="Heading_20_3">
      <style:text-properties officeooo:rsid="00bee800" officeooo:paragraph-rsid="010705ab"/>
    </style:style>
    <style:style style:name="P90" style:family="paragraph" style:parent-style-name="Heading_20_3">
      <style:text-properties officeooo:rsid="00ec4c35" officeooo:paragraph-rsid="010b02ee"/>
    </style:style>
    <style:style style:name="P91" style:family="paragraph" style:parent-style-name="Heading_20_3">
      <style:text-properties officeooo:rsid="00eccd4f" officeooo:paragraph-rsid="010b02ee"/>
    </style:style>
    <style:style style:name="P92" style:family="paragraph" style:parent-style-name="Heading_20_2">
      <style:text-properties officeooo:rsid="00aa181f" officeooo:paragraph-rsid="00aa181f"/>
    </style:style>
    <style:style style:name="P93" style:family="paragraph" style:parent-style-name="Heading_20_2">
      <style:text-properties officeooo:rsid="003892d3" officeooo:paragraph-rsid="003dca8f"/>
    </style:style>
    <style:style style:name="P94" style:family="paragraph" style:parent-style-name="Heading_20_2">
      <style:text-properties officeooo:rsid="00655185" officeooo:paragraph-rsid="00655185"/>
    </style:style>
    <style:style style:name="P95" style:family="paragraph" style:parent-style-name="Heading_20_2">
      <style:paragraph-properties fo:break-before="page"/>
      <style:text-properties officeooo:rsid="004574fe" officeooo:paragraph-rsid="010df24e"/>
    </style:style>
    <style:style style:name="P96" style:family="paragraph" style:parent-style-name="Heading_20_2">
      <style:paragraph-properties fo:break-before="page"/>
      <style:text-properties officeooo:rsid="00ec4c35" officeooo:paragraph-rsid="010b02ee"/>
    </style:style>
    <style:style style:name="P9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9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00" style:family="paragraph" style:parent-style-name="Table_20_Contents">
      <style:text-properties officeooo:rsid="00bee800" officeooo:paragraph-rsid="010705ab"/>
    </style:style>
    <style:style style:name="P101" style:family="paragraph" style:parent-style-name="Table_20_Contents">
      <style:text-properties officeooo:rsid="00b2402e" officeooo:paragraph-rsid="01093483"/>
    </style:style>
    <style:style style:name="P102" style:family="paragraph" style:parent-style-name="Table_20_Contents">
      <style:text-properties officeooo:rsid="00ec4c35" officeooo:paragraph-rsid="010b02ee"/>
    </style:style>
    <style:style style:name="P103" style:family="paragraph" style:parent-style-name="Table_20_Contents">
      <style:text-properties officeooo:rsid="00eccd4f" officeooo:paragraph-rsid="010b02ee"/>
    </style:style>
    <style:style style:name="P104" style:family="paragraph" style:parent-style-name="Table_20_Contents">
      <style:text-properties fo:font-weight="normal" officeooo:rsid="005e9fef" officeooo:paragraph-rsid="010df24e" style:font-weight-asian="normal" style:font-weight-complex="normal"/>
    </style:style>
    <style:style style:name="P105" style:family="paragraph" style:parent-style-name="Table_20_Contents">
      <style:text-properties officeooo:rsid="004a37ab" officeooo:paragraph-rsid="010df24e"/>
    </style:style>
    <style:style style:name="P106" style:family="paragraph" style:parent-style-name="Table_20_Contents">
      <style:text-properties officeooo:rsid="007e01fd" officeooo:paragraph-rsid="010df24e"/>
    </style:style>
    <style:style style:name="P107" style:family="paragraph" style:parent-style-name="Table_20_Contents">
      <style:text-properties officeooo:rsid="005f379e" officeooo:paragraph-rsid="010df24e"/>
    </style:style>
    <style:style style:name="P108" style:family="paragraph" style:parent-style-name="Table_20_Contents">
      <style:text-properties officeooo:rsid="005f6194" officeooo:paragraph-rsid="010df24e"/>
    </style:style>
    <style:style style:name="P109" style:family="paragraph" style:parent-style-name="Table_20_Contents">
      <style:text-properties officeooo:rsid="007d7c2a" officeooo:paragraph-rsid="010df24e"/>
    </style:style>
    <style:style style:name="P110" style:family="paragraph" style:parent-style-name="Table_20_Contents">
      <style:text-properties officeooo:rsid="01171b33" officeooo:paragraph-rsid="01171b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278dc" style:font-weight-asian="bold" style:font-weight-complex="bold"/>
    </style:style>
    <style:style style:name="T3" style:family="text">
      <style:text-properties fo:font-weight="bold" officeooo:rsid="0049689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278dc" style:font-weight-asian="normal" style:font-weight-complex="normal"/>
    </style:style>
    <style:style style:name="T6" style:family="text">
      <style:text-properties fo:font-weight="normal" officeooo:rsid="005f379e" style:font-weight-asian="normal" style:font-weight-complex="normal"/>
    </style:style>
    <style:style style:name="T7" style:family="text">
      <style:text-properties fo:font-weight="normal" officeooo:rsid="0047e7fd" style:font-weight-asian="normal" style:font-weight-complex="normal"/>
    </style:style>
    <style:style style:name="T8" style:family="text">
      <style:text-properties fo:font-weight="normal" officeooo:rsid="011ed1ca" style:font-weight-asian="normal" style:font-weight-complex="normal"/>
    </style:style>
    <style:style style:name="T9" style:family="text">
      <style:text-properties officeooo:rsid="0011c299"/>
    </style:style>
    <style:style style:name="T10" style:family="text">
      <style:text-properties officeooo:rsid="00397364"/>
    </style:style>
    <style:style style:name="T11" style:family="text">
      <style:text-properties officeooo:rsid="003dca8f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397364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/>
    </style:style>
    <style:style style:name="T15" style:family="text">
      <style:text-properties officeooo:rsid="0041839e"/>
    </style:style>
    <style:style style:name="T16" style:family="text">
      <style:text-properties officeooo:rsid="004278dc"/>
    </style:style>
    <style:style style:name="T17" style:family="text">
      <style:text-properties officeooo:rsid="0043c693"/>
    </style:style>
    <style:style style:name="T18" style:family="text">
      <style:text-properties officeooo:rsid="0049689b"/>
    </style:style>
    <style:style style:name="T19" style:family="text">
      <style:text-properties officeooo:rsid="005bb074"/>
    </style:style>
    <style:style style:name="T20" style:family="text">
      <style:text-properties officeooo:rsid="00625713"/>
    </style:style>
    <style:style style:name="T21" style:family="text">
      <style:text-properties officeooo:rsid="0065f9b2"/>
    </style:style>
    <style:style style:name="T22" style:family="text">
      <style:text-properties officeooo:rsid="006d3973"/>
    </style:style>
    <style:style style:name="T23" style:family="text">
      <style:text-properties officeooo:rsid="006d748c"/>
    </style:style>
    <style:style style:name="T24" style:family="text">
      <style:text-properties officeooo:rsid="0092c83e"/>
    </style:style>
    <style:style style:name="T25" style:family="text">
      <style:text-properties officeooo:rsid="0097bdf9"/>
    </style:style>
    <style:style style:name="T26" style:family="text">
      <style:text-properties officeooo:rsid="00b12f7c"/>
    </style:style>
    <style:style style:name="T27" style:family="text">
      <style:text-properties officeooo:rsid="00c408a3"/>
    </style:style>
    <style:style style:name="T28" style:family="text">
      <style:text-properties officeooo:rsid="00d18a84"/>
    </style:style>
    <style:style style:name="T29" style:family="text">
      <style:text-properties officeooo:rsid="00d2b1a0"/>
    </style:style>
    <style:style style:name="T30" style:family="text">
      <style:text-properties officeooo:rsid="00e51646"/>
    </style:style>
    <style:style style:name="T31" style:family="text">
      <style:text-properties officeooo:rsid="00e982cb"/>
    </style:style>
    <style:style style:name="T32" style:family="text">
      <style:text-properties officeooo:rsid="00f66eda"/>
    </style:style>
    <style:style style:name="T33" style:family="text">
      <style:text-properties officeooo:rsid="00fcf83f"/>
    </style:style>
    <style:style style:name="T34" style:family="text">
      <style:text-properties officeooo:rsid="01009e10"/>
    </style:style>
    <style:style style:name="T35" style:family="text">
      <style:text-properties officeooo:rsid="01058ed3"/>
    </style:style>
    <style:style style:name="T36" style:family="text">
      <style:text-properties officeooo:rsid="00f0136d"/>
    </style:style>
    <style:style style:name="T37" style:family="text">
      <style:text-properties officeooo:rsid="01093483"/>
    </style:style>
    <style:style style:name="T38" style:family="text">
      <style:text-properties officeooo:rsid="010b02ee"/>
    </style:style>
    <style:style style:name="T39" style:family="text">
      <style:text-properties officeooo:rsid="010b2c9c"/>
    </style:style>
    <style:style style:name="T40" style:family="text">
      <style:text-properties officeooo:rsid="010cdb76"/>
    </style:style>
    <style:style style:name="T41" style:family="text">
      <style:text-properties officeooo:rsid="01113ef5"/>
    </style:style>
    <style:style style:name="T42" style:family="text">
      <style:text-properties officeooo:rsid="01158b77"/>
    </style:style>
    <style:style style:name="T43" style:family="text">
      <style:text-properties officeooo:rsid="01171b33"/>
    </style:style>
    <style:style style:name="T44" style:family="text">
      <style:text-properties officeooo:rsid="0119b307"/>
    </style:style>
    <style:style style:name="T45" style:family="text">
      <style:text-properties officeooo:rsid="011b04f4"/>
    </style:style>
    <style:style style:name="T46" style:family="text">
      <style:text-properties officeooo:rsid="011bf5b6"/>
    </style:style>
    <style:style style:name="T47" style:family="text">
      <style:text-properties officeooo:rsid="011ed1ca"/>
    </style:style>
    <style:style style:name="T48" style:family="text">
      <style:text-properties officeooo:rsid="01205214"/>
    </style:style>
    <style:style style:name="T49" style:family="text">
      <style:text-properties officeooo:rsid="01221d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WebTools <text:span text:style-name="T35">REST </text:span>API <text:span text:style-name="T34">V3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7"><text:a xlink:type="simple" xlink:href="#__RefHeading__1149_221192023" text:style-name="Index_20_Link" text:visited-style-name="Index_20_Link">About WebTools<text:tab/>2</text:a></text:p>
          <text:p text:style-name="P99"><text:a xlink:type="simple" xlink:href="#__RefHeading___Toc2871_114428507" text:style-name="Index_20_Link" text:visited-style-name="Index_20_Link">Functions<text:tab/>2</text:a></text:p>
          <text:p text:style-name="P99"><text:a xlink:type="simple" xlink:href="#__RefHeading__1973_2070553860" text:style-name="Index_20_Link" text:visited-style-name="Index_20_Link">Known Issues<text:tab/>2</text:a></text:p>
          <text:p text:style-name="P97"><text:a xlink:type="simple" xlink:href="#__RefHeading__131_1252382565" text:style-name="Index_20_Link" text:visited-style-name="Index_20_Link">About the API<text:tab/>3</text:a></text:p>
          <text:p text:style-name="P97"><text:a xlink:type="simple" xlink:href="#__RefHeading__133_1252382565" text:style-name="Index_20_Link" text:visited-style-name="Index_20_Link">Credits<text:tab/>3</text:a></text:p>
          <text:p text:style-name="P97"><text:a xlink:type="simple" xlink:href="#__RefHeading__135_1252382565" text:style-name="Index_20_Link" text:visited-style-name="Index_20_Link">License<text:tab/>3</text:a></text:p>
          <text:p text:style-name="P97"><text:a xlink:type="simple" xlink:href="#__RefHeading__107_1252382565" text:style-name="Index_20_Link" text:visited-style-name="Index_20_Link">Preword<text:tab/>3</text:a></text:p>
          <text:p text:style-name="P97"><text:a xlink:type="simple" xlink:href="#__RefHeading__129_1252382565" text:style-name="Index_20_Link" text:visited-style-name="Index_20_Link">Storage<text:tab/>4</text:a></text:p>
          <text:p text:style-name="P97"><text:a xlink:type="simple" xlink:href="#__RefHeading__2296_917900238" text:style-name="Index_20_Link" text:visited-style-name="Index_20_Link">Debug<text:tab/>4</text:a></text:p>
          <text:p text:style-name="P97"><text:a xlink:type="simple" xlink:href="#__RefHeading__137_1252382565" text:style-name="Index_20_Link" text:visited-style-name="Index_20_Link">API Usage<text:tab/>5</text:a></text:p>
          <text:p text:style-name="P99"><text:a xlink:type="simple" xlink:href="#__RefHeading__105_1252382565" text:style-name="Index_20_Link" text:visited-style-name="Index_20_Link">Get the Secret Info<text:tab/>5</text:a></text:p>
          <text:p text:style-name="P99"><text:a xlink:type="simple" xlink:href="#__RefHeading__1140_221192023" text:style-name="Index_20_Link" text:visited-style-name="Index_20_Link">Authentication<text:tab/>5</text:a></text:p>
          <text:p text:style-name="P98"><text:a xlink:type="simple" xlink:href="#__RefHeading__1142_221192023" text:style-name="Index_20_Link" text:visited-style-name="Index_20_Link">Local authentication<text:tab/>6</text:a></text:p>
          <text:p text:style-name="P98"><text:a xlink:type="simple" xlink:href="#__RefHeading__1144_221192023" text:style-name="Index_20_Link" text:visited-style-name="Index_20_Link">PlexTV authentication<text:tab/>6</text:a></text:p>
          <text:p text:style-name="P98"><text:a xlink:type="simple" xlink:href="#__RefHeading__1376_360856256" text:style-name="Index_20_Link" text:visited-style-name="Index_20_Link">Logout<text:tab/>6</text:a></text:p>
          <text:p text:style-name="P99"><text:a xlink:type="simple" xlink:href="#__RefHeading___Toc6260_1879030306" text:style-name="Index_20_Link" text:visited-style-name="Index_20_Link">wt Module<text:tab/>7</text:a></text:p>
          <text:p text:style-name="P98"><text:a xlink:type="simple" xlink:href="#__RefHeading___Toc2893_1866656145" text:style-name="Index_20_Link" text:visited-style-name="Index_20_Link">getCSS<text:tab/>7</text:a></text:p>
          <text:p text:style-name="P98"><text:a xlink:type="simple" xlink:href="#__RefHeading___Toc2939_1803620939" text:style-name="Index_20_Link" text:visited-style-name="Index_20_Link">reset<text:tab/>7</text:a></text:p>
          <text:p text:style-name="P99"><text:a xlink:type="simple" xlink:href="#__RefHeading___Toc6275_1879030306" text:style-name="Index_20_Link" text:visited-style-name="Index_20_Link">Logs Module<text:tab/>8</text:a></text:p>
          <text:p text:style-name="P98"><text:a xlink:type="simple" xlink:href="#__RefHeading__1243_372334599" text:style-name="Index_20_Link" text:visited-style-name="Index_20_Link">Listing<text:tab/>8</text:a></text:p>
          <text:p text:style-name="P98"><text:a xlink:type="simple" xlink:href="#__RefHeading__1245_372334599" text:style-name="Index_20_Link" text:visited-style-name="Index_20_Link">Show<text:tab/>8</text:a></text:p>
          <text:p text:style-name="P98"><text:a xlink:type="simple" xlink:href="#__RefHeading__1247_372334599" text:style-name="Index_20_Link" text:visited-style-name="Index_20_Link">Download<text:tab/>9</text:a></text:p>
          <text:p text:style-name="P98"><text:a xlink:type="simple" xlink:href="#__RefHeading__1249_372334599" text:style-name="Index_20_Link" text:visited-style-name="Index_20_Link">Download entire log directory as a zip<text:tab/>9</text:a></text:p>
          <text:p text:style-name="P98"><text:a xlink:type="simple" xlink:href="#__RefHeading__3155_2138859710" text:style-name="Index_20_Link" text:visited-style-name="Index_20_Link">Entry<text:tab/>9</text:a></text:p>
          <text:p text:style-name="P99"><text:a xlink:type="simple" xlink:href="#__RefHeading__1760_1533813955" text:style-name="Index_20_Link" text:visited-style-name="Index_20_Link">PMS Module<text:tab/>9</text:a></text:p>
          <text:p text:style-name="P98"><text:a xlink:type="simple" xlink:href="#__RefHeading___Toc2959_2022608021" text:style-name="Index_20_Link" text:visited-style-name="Index_20_Link">search<text:tab/>9</text:a></text:p>
          <text:p text:style-name="P98"><text:a xlink:type="simple" xlink:href="#__RefHeading___Toc6249_1879030306" text:style-name="Index_20_Link" text:visited-style-name="Index_20_Link">uploadFile<text:tab/>10</text:a></text:p>
          <text:p text:style-name="P98"><text:a xlink:type="simple" xlink:href="#__RefHeading___Toc6253_1879030306" text:style-name="Index_20_Link" text:visited-style-name="Index_20_Link">getAllBundleInfo<text:tab/>11</text:a></text:p>
        </text:index-body>
      </text:table-of-content>
      <text:p text:style-name="P1"/>
      <text:h text:style-name="P70" text:outline-level="1"/>
      <text:h text:style-name="P76" text:outline-level="1"><text:bookmark-start text:name="__RefHeading__1149_221192023"/>About WebTools<text:bookmark-end text:name="__RefHeading__1149_221192023"/></text:h>
      <text:p text:style-name="P20">WebTools is a Plex Media Server Channel, that hosts it's own website, thus allowing a more rich and responsive interface towards the end users than regular channels, as well as been mobile friendly.</text:p>
      <text:h text:style-name="Heading_20_2" text:outline-level="2"><text:bookmark-start text:name="__RefHeading___Toc2871_114428507"/>Functions<text:bookmark-end text:name="__RefHeading___Toc2871_114428507"/></text:h>
      <text:p text:style-name="P25">Currently, the backend API contains the following main functions:</text:p>
      <text:list xml:id="list5514575084854614367" text:style-name="L1">
        <text:list-item>
          <text:p text:style-name="P38">Logs</text:p>
          <text:list>
            <text:list-item>
              <text:p text:style-name="P38">This module allows management and downloads of log files</text:p>
            </text:list-item>
          </text:list>
        </text:list-item>
        <text:list-item>
          <text:p text:style-name="P38">Subtitles</text:p>
          <text:list>
            <text:list-item>
              <text:p text:style-name="P38">Subtitles can be manipulated via the combo of the PMS and the Language module</text:p>
            </text:list-item>
          </text:list>
        </text:list-item>
        <text:list-item>
          <text:p text:style-name="P38">UAS2</text:p>
          <text:list>
            <text:list-item>
              <text:p text:style-name="P38">UAS2 is mostly handled by the GIT module</text:p>
            </text:list-item>
          </text:list>
        </text:list-item>
        <text:list-item>
          <text:p text:style-name="P38">FindMedia</text:p>
          <text:list>
            <text:list-item>
              <text:p text:style-name="P38">FindMedia function is handled by the combo of FindMedia and PMS modules</text:p>
            </text:list-item>
          </text:list>
        </text:list-item>
        <text:list-item>
          <text:p text:style-name="P39">JsonExport</text:p>
          <text:list>
            <text:list-item>
              <text:p text:style-name="P39">JsonExport will export media info into a json file located right next to the media</text:p>
            </text:list-item>
            <text:list-item>
              <text:p text:style-name="P39">Selected Fan-Art and Poster will also be extracted, and put next to the media</text:p>
            </text:list-item>
          </text:list>
        </text:list-item>
      </text:list>
      <text:h text:style-name="P92" text:outline-level="2"><text:bookmark-start text:name="__RefHeading__1973_2070553860"/>Known Issues<text:bookmark-end text:name="__RefHeading__1973_2070553860"/></text:h>
      <text:p text:style-name="P23">When altering the setttings of the Channel from Plex Media Server, like changing the ports or flipping the “Force SSL” checkbox, the WebTools bundle will stop to work <text:span text:style-name="T28">on some platforms</text:span>, and <text:span text:style-name="T28">the</text:span> PMS restart is sadly needed.</text:p>
      <text:p text:style-name="P23">Settings will however be saved, <text:span text:style-name="T28">and work after that.</text:span></text:p>
      <text:h text:style-name="P71" text:outline-level="1"/>
      <text:h text:style-name="P77" text:outline-level="1"><text:bookmark-start text:name="__RefHeading__131_1252382565"/>About <text:span text:style-name="T17">the API</text:span><text:bookmark-end text:name="__RefHeading__131_1252382565"/></text:h>
      <text:p text:style-name="P13">This document is for developers developing against the WebTools bundle for Plex.</text:p>
      <text:p text:style-name="P20">The document describes the current functions, that can be used by the front-end.</text:p>
      <text:p text:style-name="P20">Reason for providing this API, is to offload as much work as possible to the back-end server.</text:p>
      <text:p text:style-name="P20">API V3 is a replace for the old API, and the old API (V2) will be discontinued from V4 and onwards</text:p>
      <text:h text:style-name="P72" text:outline-level="1"><text:bookmark-start text:name="__RefHeading__133_1252382565"/>Credits<text:bookmark-end text:name="__RefHeading__133_1252382565"/></text:h>
      <text:p text:style-name="P13">WebTools.bundle was made by the following Plex community members:</text:p>
      <text:list xml:id="list8684945182159925357" text:style-name="L2">
        <text:list-item>
          <text:p text:style-name="P40">Dagalufth <text:span text:style-name="T24">(Frontend)</text:span></text:p>
        </text:list-item>
        <text:list-item>
          <text:p text:style-name="P52"><text:span text:style-name="T14">omc1000 (Frontend)</text:span></text:p>
        </text:list-item>
        <text:list-item>
          <text:p text:style-name="P41">dane22 <text:span text:style-name="T24">(Backend)</text:span></text:p>
        </text:list-item>
        <text:list-item>
          <text:p text:style-name="P42">mikedm139 on GitHub (The original author of UAS)</text:p>
        </text:list-item>
        <text:list-item>
          <text:p text:style-name="P43">trumpy81 <text:span text:style-name="T33">for providing custom CSS files, as well as the author of the helpfile</text:span></text:p>
          <text:p text:style-name="P44"/>
        </text:list-item>
      </text:list>
      <text:h text:style-name="P72" text:outline-level="1"><text:bookmark-start text:name="__RefHeading__135_1252382565"/>License<text:bookmark-end text:name="__RefHeading__135_1252382565"/></text:h>
      <text:p text:style-name="P13">The WebTools bundle is provided as is, and everybody is granted the rights to use it as is, both commercial and personal, with the following restrictions:</text:p>
      <text:list xml:id="list4101512690693858812" text:style-name="L3">
        <text:list-item>
          <text:p text:style-name="P45">If any part of this bundle is used any where else, then a reference to this must be made visible within a license document</text:p>
        </text:list-item>
        <text:list-item>
          <text:p text:style-name="P45">If any update/improvement is made to the API within, then a Pull Request <text:span text:style-name="T1">MUST</text:span><text:span text:style-name="T4"> be made towards the GIT of WebTools.bundle, </text:span><text:span text:style-name="T5">and this document </text:span><text:span text:style-name="T2">MUST</text:span><text:span text:style-name="T5"> be updated as well.</text:span></text:p>
        </text:list-item>
        <text:list-item>
          <text:p text:style-name="P45"><text:span text:style-name="T4">Any updates to this document. </text:span><text:span text:style-name="T1">MUST</text:span><text:span text:style-name="T4"> be issued as a Pull Request against GIT of WebTools.bundle</text:span></text:p>
        </text:list-item>
        <text:list-item>
          <text:p text:style-name="P45"><text:span text:style-name="T4">Th</text:span><text:span text:style-name="T5">is</text:span><text:span text:style-name="T4"> document must </text:span><text:span text:style-name="T1">always</text:span><text:span text:style-name="T4"> remain in odt format, and must always follow the bundle!</text:span></text:p>
        </text:list-item>
      </text:list>
      <text:h text:style-name="P73" text:outline-level="1"><text:bookmark-start text:name="__RefHeading__107_1252382565"/>Preword<text:bookmark-end text:name="__RefHeading__107_1252382565"/></text:h>
      <text:p text:style-name="P11">It's important when coding against the WebTools API to always check the return code!</text:p>
      <text:h text:style-name="Heading_20_1" text:outline-level="1"><text:bookmark-start text:name="__RefHeading__129_1252382565"/><text:soft-page-break/>Storage<text:bookmark-end text:name="__RefHeading__129_1252382565"/></text:h>
      <text:p text:style-name="P12">All settings are stored within Plex, in the framework dict, so if there's a need to start all over, then remember to delete the file named: “<text:span text:style-name="T9">Library/Plex Media Server/Plug-in Support/Data/com.plexapp.plugins.WebTools/Dict”</text:span></text:p>
      <text:h text:style-name="P74" text:outline-level="1"><text:bookmark-start text:name="__RefHeading__2296_917900238"/>Debug<text:bookmark-end text:name="__RefHeading__2296_917900238"/></text:h>
      <text:p text:style-name="P24">If a file named “debug” exist in the WebTools.bundle <text:span text:style-name="T29">root </text:span>directory, authentication <text:span text:style-name="T32">can be</text:span> disabled.</text:p>
      <text:p text:style-name="P24">This means, that if you use the login page, that you can login with every user/pwd combo</text:p>
      <text:p text:style-name="P24">If debugging via Postman, then first call will fail, but repeated calls will work. (First call will set the authentication cookie)</text:p>
      <text:p text:style-name="P31">The title shown on the GUI will reflect, that we are in debug mode, as well as this will be logged in the WebTools log file.</text:p>
      <text:p text:style-name="P32">We also have a way to override the defaults for where the UAS Repo is located, as well as which branch.</text:p>
      <text:p text:style-name="P30">Debug file is also a json file, that could look like the following:</text:p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P37">{</text:p>
            <text:p text:style-name="P37"><text:tab/>"WT_AUTH": false, </text:p>
            <text:p text:style-name="P37"><text:tab/>"UAS_Repo": "https://github.com/ukdtom/UAS2Res", </text:p>
            <text:p text:style-name="P37"><text:tab/>"UAS_RepoBranch" : "test" <text:s text:c="10"/></text:p>
            <text:p text:style-name="P37">}</text:p>
          </table:table-cell>
        </table:table-row>
      </table:table>
      <text:p text:style-name="P30"/>
      <text:p text:style-name="P30">Above would override the UAS repo url and the branch used, <text:span text:style-name="T32">as well as indicate, if auth is enabled or not.</text:span></text:p>
      <text:h text:style-name="P78" text:outline-level="1"><text:bookmark-start text:name="__RefHeading__137_1252382565"/>API <text:span text:style-name="T31">Usage</text:span><text:bookmark-end text:name="__RefHeading__137_1252382565"/></text:h>
      <text:h text:style-name="Heading_20_2" text:outline-level="2"><text:bookmark-start text:name="__RefHeading__105_1252382565"/>Get the Secret <text:span text:style-name="T16">Info</text:span><text:bookmark-end text:name="__RefHeading__105_1252382565"/></text:h>
      <text:p text:style-name="P17">When programming against the WebTools REST API, one must remember to first of all grap the secret<text:span text:style-name="T15">s, that will provide needed info about the PMS.</text:span></text:p>
      <text:p text:style-name="P19">This is the only call that can be made without been authenticated</text:p>
      <text:p text:style-name="P17">To grap the secret, use a GET against the following URI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8">/version</text:p>
          </table:table-cell>
        </table:table-row>
      </table:table>
      <text:p text:style-name="P17"/>
      <text:p text:style-name="P17">Above would return <text:span text:style-name="T24">something like </text:span>the following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">{"PlexTVOnline": false, "version": "0.0.0.16", "PasswordSet": true}</text:p>
          </table:table-cell>
        </table:table-row>
      </table:table>
      <text:p text:style-name="P3"/>
      <text:p text:style-name="P10">The version is the version number of this plug-in</text:p>
      <text:p text:style-name="P7">The PasswordSet is a boolean, that reflects if a <text:span text:style-name="T24">local </text:span>password is set or not.</text:p>
      <text:p text:style-name="P8">(Used when the PMS is not authenticated towards plex.tv)</text:p>
      <text:p text:style-name="P4">The PlexTVOnline is a boolean, that indicates if the PMS is signed in to plex.tv.</text:p>
      <text:p text:style-name="P4">(If so, then we need to auth. Towards it with a user/pwd)</text:p>
      <text:h text:style-name="P93" text:outline-level="2"><text:bookmark-start text:name="__RefHeading__1140_221192023"/>Authentication<text:bookmark-end text:name="__RefHeading__1140_221192023"/></text:h>
      <text:p text:style-name="P5">When the <text:span text:style-name="T11">user is accessing the front-end, the user will be redirected to the login.html page.</text:span></text:p>
      <text:p text:style-name="P6">This page MUST have some logic build into it, that can detect if the PMS is online or not</text:p>
      <text:p text:style-name="P6">(Indicated in the version call by the PlexTVOnline parameter)</text:p>
      <text:p text:style-name="P9">Authentication is done by the framework by issuing a POST towards /login</text:p>
      <text:p text:style-name="P9">Credentials can be either parameters</text:p>
      <table:table table:name="Table90" table:style-name="Table90">
        <table:table-column table:style-name="Table90.A"/>
        <table:table-row>
          <table:table-cell table:style-name="Table90.A1" office:value-type="string">
            <text:p text:style-name="P35">/<text:span text:style-name="T27">login?user=&lt;MyLoginID&gt;&amp;pwd=&lt;mySecretPassword&gt;</text:span></text:p>
          </table:table-cell>
        </table:table-row>
      </table:table>
      <text:p text:style-name="P9"/>
      <text:p text:style-name="P9">Or it can be a Basic authentication header.</text:p>
      <text:p text:style-name="P9">If authentication towards the backend is done from another channel, then we <text:span text:style-name="T1">strongly</text:span> recommend using a header, since credentials otherwise will be logged in that channels log file</text:p>
      <text:p text:style-name="P6"/>
      <text:h text:style-name="Heading_20_3" text:outline-level="3"><text:bookmark-start text:name="__RefHeading__1142_221192023"/><text:soft-page-break/>Local authentication<text:bookmark-end text:name="__RefHeading__1142_221192023"/></text:h>
      <text:p text:style-name="P16">If the PMS is not online, then local authentication must be used.</text:p>
      <text:p text:style-name="P16">If this is the first time accessed, indicated in the version call by the parameter PasswordSet, then the password would be empty, and the page should prompt the user to enter a new password.</text:p>
      <text:p text:style-name="P15"><text:span text:style-name="T11">Doing so, the password </text:span>will be saved in the Dict for the bundle as Dict['password']</text:p>
      <text:p text:style-name="P15">All further attempts to access the web front-end or the REST API will req. that the user is authenticated <text:s/>with the password.</text:p>
      <text:p text:style-name="P16">If the password entered is incorrect, the REST API will return a 401 error.</text:p>
      <text:p text:style-name="P15">When <text:span text:style-name="T11">access is granted</text:span>, a cookie named user will be set in the browser, so we only have to sign on one time during the session, <text:span text:style-name="T11">and we'll get redirected to index.html page, and a 200 is returned</text:span></text:p>
      <text:p text:style-name="P15"><text:span text:style-name="T12">The TTL for this cookie is </text:span><text:span text:style-name="T13">as long as the session lives</text:span></text:p>
      <text:h text:style-name="P79" text:outline-level="3"><text:bookmark-start text:name="__RefHeading__1144_221192023"/>PlexTV authentication<text:bookmark-end text:name="__RefHeading__1144_221192023"/></text:h>
      <text:p text:style-name="P16">When the PMS is online, we must authenticate towards plex.tv instead.</text:p>
      <text:p text:style-name="P16">If authentication fails, we'll return 401</text:p>
      <text:p text:style-name="P16">If authentication is okay, but user isn't the <text:span text:style-name="T25">server </text:span>owner, we'll return 403</text:p>
      <text:p text:style-name="P22">If authentication is okay, but the server is not registered @ plex.tv, we return 404 </text:p>
      <text:p text:style-name="P15">When <text:span text:style-name="T11">access is granted</text:span>, a cookie named user will be set in the browser, so we only have to sign on one time during the session, <text:span text:style-name="T11">and we'll get redirected to index.html page, and a 200 is returned</text:span></text:p>
      <text:p text:style-name="P5">The TTL for this cookie is <text:span text:style-name="T10">as long as the session lives</text:span></text:p>
      <text:h text:style-name="P80" text:outline-level="3"><text:bookmark-start text:name="__RefHeading__1376_360856256"/>Logout <text:bookmark-end text:name="__RefHeading__1376_360856256"/></text:h>
      <text:p text:style-name="P21">To force a logout without closing the browser, simply issue a call to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4">/logout</text:p>
          </table:table-cell>
        </table:table-row>
      </table:table>
      <text:p text:style-name="P21"/>
      <text:h text:style-name="P81" text:outline-level="3"/>
      <text:h text:style-name="P69" text:outline-level="1"><text:bookmark-start text:name="__RefHeading__587_841205411"/><text:bookmark-end text:name="__RefHeading__587_841205411"/></text:h>
      <text:h text:style-name="P82" text:outline-level="3"/>
      <text:p text:style-name="P14"/>
      <text:h text:style-name="P75" text:outline-level="1"/>
      <text:h text:style-name="P96" text:outline-level="2"><text:bookmark-start text:name="__RefHeading___Toc6260_1879030306"/>wt Module<text:bookmark-end text:name="__RefHeading___Toc6260_1879030306"/></text:h>
      <text:p text:style-name="P60">This module contains basic functions to support WebTools</text:p>
      <text:h text:style-name="P90" text:outline-level="3"><text:bookmark-start text:name="__RefHeading___Toc2893_1866656145"/>getCSS<text:bookmark-end text:name="__RefHeading___Toc2893_1866656145"/></text:h>
      <text:p text:style-name="P61"/>
      <text:p text:style-name="P60">getCSS function will return a json array of the filenames contained in http/custom_themes with the ext. .css</text:p>
      <text:p text:style-name="P60">Issue a <text:span text:style-name="T38">GET</text:span> like:</text:p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P102">/<text:span text:style-name="T38">api/v3/</text:span>wt/getCSS</text:p>
          </table:table-cell>
        </table:table-row>
      </table:table>
      <text:p text:style-name="P60"/>
      <text:p text:style-name="P60">Above would return something 200 and output like:</text:p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P102">[</text:p>
            <text:p text:style-name="P102"><text:s text:c="4"/>"custom.css",</text:p>
            <text:p text:style-name="P102"><text:s text:c="4"/>"bootstrap.min.css"</text:p>
            <text:p text:style-name="P102">]</text:p>
          </table:table-cell>
        </table:table-row>
      </table:table>
      <text:p text:style-name="P60"/>
      <text:p text:style-name="P60">If nothing is found, we return 204 instead, without a body</text:p>
      <text:h text:style-name="P91" text:outline-level="3"><text:bookmark-start text:name="__RefHeading___Toc2939_1803620939"/>reset<text:bookmark-end text:name="__RefHeading___Toc2939_1803620939"/></text:h>
      <text:p text:style-name="P59">To reset WebTools to factory standard, meaning erase everything stored, issue a <text:span text:style-name="T38">PUT</text:span> like:</text:p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P103">/<text:span text:style-name="T39">api/v3/</text:span>wt/reset</text:p>
          </table:table-cell>
        </table:table-row>
      </table:table>
      <text:p text:style-name="P59"/>
      <text:p text:style-name="P59">Sadly though, we can not return anything here, since WebTools itself will be restarting, so any GUI calling this, should throw up a spinner, and wait for the login screen to be ready again.</text:p>
      <text:p text:style-name="P59">Also, the GUI should warn user before this, and also tell the user, that if using the uas module, a migrate must be preformed. </text:p>
      <text:p text:style-name="P59"/>
      <text:h text:style-name="P95" text:outline-level="2"><text:bookmark-start text:name="__RefHeading___Toc6275_1879030306"/>Logs <text:span text:style-name="T23">Module</text:span><text:bookmark-end text:name="__RefHeading___Toc6275_1879030306"/></text:h>
      <text:p text:style-name="P63">The REST API also gives you access to the PMS logfiles, and provide <text:span text:style-name="T30">4</text:span> different <text:span text:style-name="T20">methods</text:span> that can be used from an http front-end</text:p>
      <text:h text:style-name="P83" text:outline-level="3"><text:bookmark-start text:name="__RefHeading__1243_372334599"/>Listing<text:bookmark-end text:name="__RefHeading__1243_372334599"/></text:h>
      <text:p text:style-name="P63">To get a list of all the log-files present at the PMS, issue a <text:span text:style-name="T46">GET</text:span> like: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04"><text:span text:style-name="T18">/api/v3/logs/list</text:span><text:span text:style-name="T3">[</text:span><text:span text:style-name="T18">/</text:span><text:span text:style-name="T3">filter]</text:span></text:p>
          </table:table-cell>
        </table:table-row>
      </table:table>
      <text:p text:style-name="P63"/>
      <text:p text:style-name="P68">An optional param can be use<text:span text:style-name="T44">d</text:span> <text:span text:style-name="T44">as a filter</text:span>….See below</text:p>
      <text:p text:style-name="P63">The output will be a <text:span text:style-name="T19">formatted</text:span> output like: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105">[</text:p>
            <text:p text:style-name="P105"><text:s text:c="4"/>"Plex Media Server.log",</text:p>
            <text:p text:style-name="P105"><text:s text:c="4"/>"Plex Media Server.log.1",</text:p>
            <text:p text:style-name="P105"><text:s text:c="4"/>"Plex Media Server.log.2",</text:p>
            <text:p text:style-name="P105"><text:s text:c="4"/>"com.plexapp.plugins.WebTools.log",</text:p>
            <text:p text:style-name="P105"><text:s text:c="4"/>"com.plexapp.plugins.WebTools.log.1",</text:p>
            <text:p text:style-name="P105"><text:s text:c="4"/>"com.plexapp.plugins.WebTools.log.2",</text:p>
            <text:p text:style-name="P105"><text:s text:c="4"/>"com.plexapp.plugins.WebTools.log.3",</text:p>
            <text:p text:style-name="P105"><text:s text:c="4"/>"com.plexapp.plugins.WebTools.log.4",</text:p>
            <text:p text:style-name="P105"><text:s text:c="4"/>"com.plexapp.plugins.WebTools.log.5",</text:p>
            <text:p text:style-name="P105"><text:s text:c="4"/>"com.plexapp.system.log",</text:p>
            <text:p text:style-name="P105"><text:s text:c="4"/>"com.plexapp.system.log.1",</text:p>
            <text:p text:style-name="P105"><text:s text:c="4"/>"com.plexapp.system.log.2"</text:p>
            <text:p text:style-name="P105">]</text:p>
          </table:table-cell>
        </table:table-row>
      </table:table>
      <text:p text:style-name="P64"/>
      <text:p text:style-name="P65">The optional <text:span text:style-name="T45">filter param</text:span> is not case sensitive, and used like: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106">/cOM</text:p>
          </table:table-cell>
        </table:table-row>
      </table:table>
      <text:p text:style-name="P65"/>
      <text:p text:style-name="P65">Then it'll return all log files that in their names have the word com (In any case)</text:p>
      <text:p text:style-name="P65"/>
      <text:h text:style-name="P83" text:outline-level="3"><text:bookmark-start text:name="__RefHeading__1245_372334599"/>Show<text:bookmark-end text:name="__RefHeading__1245_372334599"/></text:h>
      <text:p text:style-name="P63">To show a logfile in a browser, issue a <text:span text:style-name="T47">GET</text:span> like: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107">/<text:span text:style-name="T41">api/v3/</text:span>logs/<text:span text:style-name="T41">s</text:span>how/<text:span text:style-name="T8">&lt;FILENAME&gt;</text:span></text:p>
          </table:table-cell>
        </table:table-row>
      </table:table>
      <text:p text:style-name="P46"><text:span text:style-name="T6"/></text:p>
      <text:h text:style-name="P84" text:outline-level="3"><text:bookmark-start text:name="__RefHeading__1247_372334599"/><text:soft-page-break/>Download<text:bookmark-end text:name="__RefHeading__1247_372334599"/></text:h>
      <text:p text:style-name="P47">To download a log file, issue a <text:span text:style-name="T49">GET </text:span><text:s/>like: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08">/<text:span text:style-name="T42">api/v3/</text:span>logs/<text:span text:style-name="T42">d</text:span>ownload/<text:span text:style-name="T48">&lt;FILENAME&gt;</text:span></text:p>
          </table:table-cell>
        </table:table-row>
      </table:table>
      <text:p text:style-name="P47"/>
      <text:p text:style-name="P51">Remember, if the file contains spaces, to replace those with %20 etc.</text:p>
      <text:h text:style-name="P85" text:outline-level="3"><text:bookmark-start text:name="__RefHeading__1249_372334599"/>Download entire log directory as a zip<text:bookmark-end text:name="__RefHeading__1249_372334599"/></text:h>
      <text:p text:style-name="P66"><text:span text:style-name="T7">S</text:span><text:span text:style-name="T4">ame as Download, but without the fileName parameter</text:span></text:p>
      <text:p text:style-name="P48">To grap the entire log directory as a zip file, issue a get like: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108">/<text:span text:style-name="T42">api/v3/</text:span>logs/<text:span text:style-name="T42">d</text:span>ownload</text:p>
          </table:table-cell>
        </table:table-row>
      </table:table>
      <text:p text:style-name="P48"/>
      <text:h text:style-name="P86" text:outline-level="3"><text:bookmark-start text:name="__RefHeading__3155_2138859710"/>Entry<text:bookmark-end text:name="__RefHeading__3155_2138859710"/></text:h>
      <text:p text:style-name="P67">To create an entry in the logs, issue a <text:span text:style-name="T1">PUT</text:span><text:span text:style-name="T4"> call like: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09">/<text:span text:style-name="T43">api/v3/</text:span>logs/<text:span text:style-name="T43">entry</text:span></text:p>
          </table:table-cell>
        </table:table-row>
      </table:table>
      <text:p text:style-name="P49"/>
      <text:p text:style-name="P50">With a payload lik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10">{“text” : “”Log this text”}</text:p>
          </table:table-cell>
        </table:table-row>
      </table:table>
      <text:p text:style-name="P67"/>
      <text:p text:style-name="P67">All above calls will return a 200 if okay, <text:span text:style-name="T26">and an entry will be created in the WebTools log file</text:span></text:p>
      <text:p text:style-name="P67">Entries in the log would <text:s/>be: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09">2015-12-10 22:41:36,420 (-b7c9470) : <text:s/>DEBUG (logs:58) - FrontEnd: hello my friend</text:p>
          </table:table-cell>
        </table:table-row>
      </table:table>
      <text:p text:style-name="P62"/>
      <text:p text:style-name="P59"/>
      <text:h text:style-name="P94" text:outline-level="2"><text:bookmark-start text:name="__RefHeading__1760_1533813955"/>PMS Module<text:bookmark-end text:name="__RefHeading__1760_1533813955"/></text:h>
      <text:p text:style-name="P26">When working with <text:span text:style-name="T21">the PMS module</text:span>, it's important to <text:span text:style-name="T22">fetch</text:span> the contents in small <text:span text:style-name="T21">chunks</text:span>, in order to not put unneeded stress on the PMS, as well as to make the application more responsive, so the first call to a section should be to <text:span text:style-name="T22">fetch</text:span> the amount of medias in it</text:p>
      <text:h text:style-name="P87" text:outline-level="3"><text:bookmark-start text:name="__RefHeading___Toc2959_2022608021"/>search<text:bookmark-end text:name="__RefHeading___Toc2959_2022608021"/></text:h>
      <text:p text:style-name="P27">The search function allows you to search for a media title</text:p>
      <text:p text:style-name="P27">to use it, issue a <text:span text:style-name="T35">POST </text:span>like:</text:p>
      <table:table table:name="Table119" table:style-name="Table119">
        <table:table-column table:style-name="Table119.A"/>
        <text:soft-page-break/>
        <table:table-row>
          <table:table-cell table:style-name="Table119.A1" office:value-type="string">
            <text:p text:style-name="P36">/api/v3/pms/search</text:p>
          </table:table-cell>
        </table:table-row>
      </table:table>
      <text:p text:style-name="P27"/>
      <text:p text:style-name="P55">With a payload like:</text:p>
      <text:p text:style-name="P56">{</text:p>
      <text:p text:style-name="P56">“title” : “The 100”</text:p>
      <text:p text:style-name="P55">}</text:p>
      <text:p text:style-name="P28">And in above, we are searching for “The 100”</text:p>
      <text:p text:style-name="P28">When search is completed, we return 200 with a body like:</text:p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36">{</text:p>
            <text:p text:style-name="P36"><text:s text:c="4"/>"14286": {</text:p>
            <text:p text:style-name="P36"><text:s text:c="8"/>"section": "7",</text:p>
            <text:p text:style-name="P36"><text:s text:c="8"/>"type": "show",</text:p>
            <text:p text:style-name="P36"><text:s text:c="8"/>"title": "The 100"</text:p>
            <text:p text:style-name="P36"><text:s text:c="4"/>},</text:p>
            <text:p text:style-name="P36"><text:s text:c="4"/>"63374": {</text:p>
            <text:p text:style-name="P36"><text:s text:c="8"/>"section": "2",</text:p>
            <text:p text:style-name="P36"><text:s text:c="8"/>"type": "show",</text:p>
            <text:p text:style-name="P36"><text:s text:c="8"/>"title": "The 100"</text:p>
            <text:p text:style-name="P36"><text:s text:c="4"/>}</text:p>
            <text:p text:style-name="P36">}</text:p>
          </table:table-cell>
        </table:table-row>
      </table:table>
      <text:p text:style-name="P28"/>
      <text:p text:style-name="P28">And in above, the first number for each result is the key.</text:p>
      <text:p text:style-name="P29">Note that the type is either [movie,show,episode], so gui might have to filter on this</text:p>
      <text:h text:style-name="P89" text:outline-level="3"><text:bookmark-start text:name="__RefHeading___Toc6249_1879030306"/>uploadFile<text:bookmark-end text:name="__RefHeading___Toc6249_1879030306"/></text:h>
      <text:p text:style-name="P57">To upload a file, like a subtitle, issue a get to the PMS function getParts to grap the filename and path of a part.</text:p>
      <text:p text:style-name="P57">Then issue a POST call like: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100"><text:span text:style-name="T36">/api/v3/pms/</text:span>uploadFile</text:p>
          </table:table-cell>
        </table:table-row>
      </table:table>
      <text:p text:style-name="P57"/>
      <text:p text:style-name="P57">Two parameters are needed here:</text:p>
      <text:p text:style-name="P57">localFile with a type of File, </text:p>
      <text:p text:style-name="P57">remoteFile with a type of text</text:p>
      <text:p text:style-name="P57">Screen from Postman:</text:p>
      <text:p text:style-name="P57"><draw:frame draw:style-name="fr1" draw:name="Image1" text:anchor-type="paragraph" svg:width="6.9252in" svg:height="2.0728in" draw:z-index="0"><draw:image xlink:href="Pictures/10000201000005DF000001C2F8B4973BB8E9FBB5.png" xlink:type="simple" xlink:show="embed" xlink:actuate="onLoad"/></draw:frame><text:soft-page-break/></text:p>
      <text:p text:style-name="P57">If above is a success, we return 200</text:p>
      <text:p text:style-name="P57"/>
      <text:h text:style-name="P88" text:outline-level="3"><text:bookmark-start text:name="__RefHeading___Toc6253_1879030306"/>getAllBundleInfo<text:bookmark-end text:name="__RefHeading___Toc6253_1879030306"/></text:h>
      <text:p text:style-name="P58">To get a combined list of bundles, that is avail from UAS, maybe already installed, or that has been migrated, issue a <text:span text:style-name="T40">GET</text:span> like:</text:p>
      <table:table table:name="Table78" table:style-name="Table78">
        <table:table-column table:style-name="Table78.A"/>
        <table:table-row>
          <table:table-cell table:style-name="Table78.A1" office:value-type="string">
            <text:p text:style-name="P101">/<text:span text:style-name="T37">api/v3/</text:span>pms/getAllBundleInfo</text:p>
          </table:table-cell>
        </table:table-row>
      </table:table>
      <text:p text:style-name="P58"/>
      <text:p text:style-name="P58">Above would return like: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P101"><text:s text:c="4"/>"https://github.com/ukdtom/DevTools.bundle": {</text:p>
            <text:p text:style-name="P101"><text:s text:c="8"/>"description": "Helper for 3.Party tools",</text:p>
            <text:p text:style-name="P101"><text:s text:c="8"/>"title": "DevTools",</text:p>
            <text:p text:style-name="P101"><text:s text:c="8"/>"bundle": "DevTools.bundle",</text:p>
            <text:p text:style-name="P101"><text:s text:c="8"/>"branch": "master",</text:p>
            <text:p text:style-name="P101"><text:s text:c="8"/>"date": "2015-12-20 13:59:08",</text:p>
            <text:p text:style-name="P101"><text:s text:c="8"/>"identifier": "com.plexapp.plugins.DevTools",</text:p>
            <text:p text:style-name="P101"><text:s text:c="8"/>"type": [</text:p>
            <text:p text:style-name="P101"><text:s text:c="12"/>"Agent"</text:p>
            <text:p text:style-name="P101"><text:s text:c="8"/>],</text:p>
            <text:p text:style-name="P101"><text:s text:c="8"/>"icon": "DevTools.png"</text:p>
            <text:p text:style-name="P101"><text:s text:c="4"/>},</text:p>
            <text:p text:style-name="P101"><text:s text:c="4"/>"https://github.com/mikedm139/SickBeard.bundle": {</text:p>
            <text:p text:style-name="P101"><text:s text:c="8"/>"description": "A plugin for Plex media center to view and control basic functions of SickBeard",</text:p>
            <text:p text:style-name="P101"><text:s text:c="8"/>"title": "SickBeard",</text:p>
            <text:p text:style-name="P101"><text:s text:c="8"/>"bundle": "SickBeard.bundle",</text:p>
            <text:p text:style-name="P101"><text:s text:c="8"/>"branch": "master",</text:p>
            <text:p text:style-name="P101"><text:s text:c="8"/>"date": "",</text:p>
            <text:p text:style-name="P101"><text:s text:c="8"/>"identifier": "com.plexapp.plugins.sickbeard",</text:p>
            <text:p text:style-name="P101"><text:s text:c="8"/>"type": [</text:p>
            <text:p text:style-name="P101"><text:s text:c="12"/>"Application"</text:p>
            <text:p text:style-name="P101"><text:s text:c="8"/>],</text:p>
            <text:p text:style-name="P101"><text:soft-page-break/><text:s text:c="8"/>"icon": "sickbeard-icon.png"</text:p>
            <text:p text:style-name="P101"><text:s text:c="4"/>}</text:p>
          </table:table-cell>
        </table:table-row>
      </table:table>
      <text:p text:style-name="P58"/>
      <text:p text:style-name="P58">Note in above, that the date field for the SickBeard bundle is empty, meaning it's not installed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y Mikkelsen</meta:initial-creator>
    <meta:creation-date>2015-05-30T20:58:37.743000940</meta:creation-date>
    <dc:date>2017-02-11T12:01:00.917329641</dc:date>
    <dc:creator>Tommy Mikkelsen</dc:creator>
    <meta:editing-duration>P18DT23H39M18S</meta:editing-duration>
    <meta:editing-cycles>225</meta:editing-cycles>
    <meta:generator>LibreOffice/5.0.6.3$Linux_X86_64 LibreOffice_project/00m0$Build-3</meta:generator>
    <meta:document-statistic meta:table-count="22" meta:image-count="1" meta:object-count="0" meta:page-count="12" meta:paragraph-count="248" meta:word-count="1851" meta:character-count="11315" meta:non-whitespace-character-count="9404"/>
  </office:meta>
</office:document-meta>
</file>